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576cm"/>
    </style:style>
    <style:style style:name="gr12" style:family="graphic" style:parent-style-name="standard">
      <style:graphic-properties draw:stroke="none" svg:stroke-color="#000000" draw:fill="none" draw:fill-color="#ffffff" fo:min-height="0.931cm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3.52cm" svg:y1="7.199cm" svg:x2="3.52cm" svg:y2="7.829cm">
            <text:p/>
          </draw:line>
          <draw:line draw:style-name="gr2" draw:text-style-name="P1" draw:layer="layout" svg:x1="2.811cm" svg:y1="7.829cm" svg:x2="4.226cm" svg:y2="7.829cm">
            <text:p/>
          </draw:line>
          <draw:line draw:style-name="gr3" draw:text-style-name="P1" draw:layer="layout" svg:x1="3.048cm" svg:y1="8.141cm" svg:x2="3.991cm" svg:y2="8.141cm">
            <text:p/>
          </draw:line>
          <draw:line draw:style-name="gr4" draw:text-style-name="P1" draw:layer="layout" svg:x1="3.282cm" svg:y1="8.456cm" svg:x2="3.754cm" svg:y2="8.456cm">
            <text:p/>
          </draw:line>
        </draw:g>
        <draw:g xml:id="id3" draw:id="id3">
          <draw:line draw:style-name="gr5" draw:text-style-name="P1" draw:layer="layout" svg:x1="2.4cm" svg:y1="2.736cm" svg:x2="2.4cm" svg:y2="3.445cm">
            <text:p/>
          </draw:line>
          <draw:line draw:style-name="gr6" draw:text-style-name="P1" draw:layer="layout" svg:x1="2.857cm" svg:y1="2.026cm" svg:x2="2.857cm" svg:y2="4.154cm">
            <text:p/>
          </draw:line>
          <draw:line draw:style-name="gr7" draw:text-style-name="P1" draw:layer="layout" svg:x1="2.4cm" svg:y1="3.09cm" svg:x2="1.488cm" svg:y2="3.09cm">
            <text:p/>
          </draw:line>
          <draw:line draw:style-name="gr8" draw:text-style-name="P1" draw:layer="layout" svg:x1="2.857cm" svg:y1="3.09cm" svg:x2="3.769cm" svg:y2="3.09cm">
            <text:p/>
          </draw:line>
        </draw:g>
        <draw:g xml:id="id1" draw:id="id1">
          <draw:line draw:style-name="gr9" draw:text-style-name="P2" draw:layer="layout" svg:x1="5.617cm" svg:y1="4.557cm" svg:x2="5.964cm" svg:y2="4.622cm">
            <text:p/>
          </draw:line>
          <draw:line draw:style-name="gr9" draw:text-style-name="P2" draw:layer="layout" svg:x1="5.388cm" svg:y1="4.724cm" svg:x2="5.962cm" svg:y2="4.839cm">
            <text:p/>
          </draw:line>
          <draw:line draw:style-name="gr9" draw:text-style-name="P2" draw:layer="layout" svg:x1="5.384cm" svg:y1="4.727cm" svg:x2="5.96cm" svg:y2="4.621cm">
            <text:p/>
          </draw:line>
          <draw:line draw:style-name="gr9" draw:text-style-name="P2" draw:layer="layout" svg:x1="5.958cm" svg:y1="4.838cm" svg:x2="5.382cm" svg:y2="4.944cm">
            <text:p/>
          </draw:line>
          <draw:line draw:style-name="gr9" draw:text-style-name="P2" draw:layer="layout" svg:x1="5.956cm" svg:y1="5.055cm" svg:x2="5.38cm" svg:y2="5.161cm">
            <text:p/>
          </draw:line>
          <draw:line draw:style-name="gr9" draw:text-style-name="P2" draw:layer="layout" svg:x1="5.96cm" svg:y1="5.058cm" svg:x2="5.386cm" svg:y2="4.943cm">
            <text:p/>
          </draw:line>
          <draw:line draw:style-name="gr9" draw:text-style-name="P2" draw:layer="layout" svg:x1="5.383cm" svg:y1="5.151cm" svg:x2="5.957cm" svg:y2="5.266cm">
            <text:p/>
          </draw:line>
          <draw:line draw:style-name="gr9" draw:text-style-name="P2" draw:layer="layout" svg:x1="5.382cm" svg:y1="5.368cm" svg:x2="5.956cm" svg:y2="5.483cm">
            <text:p/>
          </draw:line>
          <draw:line draw:style-name="gr9" draw:text-style-name="P2" draw:layer="layout" svg:x1="5.378cm" svg:y1="5.371cm" svg:x2="5.954cm" svg:y2="5.265cm">
            <text:p/>
          </draw:line>
          <draw:line draw:style-name="gr9" draw:text-style-name="P2" draw:layer="layout" svg:x1="5.952cm" svg:y1="5.481cm" svg:x2="5.376cm" svg:y2="5.587cm">
            <text:p/>
          </draw:line>
          <draw:line draw:style-name="gr9" draw:text-style-name="P2" draw:layer="layout" svg:x1="5.95cm" svg:y1="5.699cm" svg:x2="5.607cm" svg:y2="5.759cm">
            <text:p/>
          </draw:line>
          <draw:line draw:style-name="gr9" draw:text-style-name="P2" draw:layer="layout" svg:x1="5.954cm" svg:y1="5.701cm" svg:x2="5.38cm" svg:y2="5.586cm">
            <text:p/>
          </draw:line>
        </draw:g>
        <draw:connector draw:style-name="gr10" draw:text-style-name="P3" draw:layer="layout" svg:x1="5.67cm" svg:y1="5.758cm" svg:x2="3.518cm" svg:y2="7.199cm" draw:start-shape="id1" draw:start-glue-point="2" draw:end-shape="id2" draw:end-glue-point="0" svg:d="M5670 5758v721h-2152v720" svg:viewBox="0 0 2153 1442">
          <text:p/>
        </draw:connector>
        <draw:connector draw:style-name="gr10" draw:text-style-name="P3" draw:layer="layout" svg:x1="1.488cm" svg:y1="3.09cm" svg:x2="3.518cm" svg:y2="7.199cm" draw:start-shape="id3" draw:start-glue-point="3" draw:end-shape="id2" draw:end-glue-point="0" svg:d="M1488 3090h-551v2587h2581v1522" svg:viewBox="0 0 2582 4110">
          <text:p/>
        </draw:connector>
        <draw:frame draw:style-name="gr11" draw:text-style-name="P5" draw:layer="layout" svg:width="2.217cm" svg:height="1.017cm" svg:x="1.805cm" svg:y="1.215cm">
          <draw:text-box>
            <text:p text:style-name="P4"><text:span text:style-name="T1">- <text:s/>V <text:s/>+</text:span></text:p>
          </draw:text-box>
        </draw:frame>
        <draw:frame draw:style-name="gr12" draw:text-style-name="P5" draw:layer="layout" svg:width="0.997cm" svg:height="1.181cm" svg:x="6.199cm" svg:y="4.61cm">
          <draw:text-box>
            <text:p text:style-name="P4"><text:span text:style-name="T1">R</text:span></text:p>
          </draw:text-box>
        </draw:frame>
        <draw:line draw:style-name="gr13" draw:text-style-name="P2" draw:layer="layout" svg:x1="8.366cm" svg:y1="7.683cm" svg:x2="8.366cm" svg:y2="1.155cm">
          <text:p text:style-name="P3"><text:span text:style-name="T1">Current</text:span></text:p>
          <text:p text:style-name="P3"><text:span text:style-name="T1"/></text:p>
        </draw:line>
        <draw:line draw:style-name="gr13" draw:text-style-name="P2" draw:layer="layout" svg:x1="7.451cm" svg:y1="6.765cm" svg:x2="14.24cm" svg:y2="6.765cm">
          <text:p text:style-name="P3"><text:span text:style-name="T1"/></text:p>
          <text:p text:style-name="P3"><text:span text:style-name="T1"/></text:p>
          <text:p text:style-name="P3"><text:span text:style-name="T1">Voltage</text:span></text:p>
          <text:p text:style-name="P3"/>
        </draw:line>
        <draw:g xml:id="id4" draw:id="id4">
          <draw:line draw:style-name="gr9" draw:text-style-name="P2" draw:layer="layout" svg:x1="5.617cm" svg:y1="2.558cm" svg:x2="5.964cm" svg:y2="2.623cm">
            <text:p/>
          </draw:line>
          <draw:line draw:style-name="gr9" draw:text-style-name="P2" draw:layer="layout" svg:x1="5.388cm" svg:y1="2.725cm" svg:x2="5.962cm" svg:y2="2.84cm">
            <text:p/>
          </draw:line>
          <draw:line draw:style-name="gr9" draw:text-style-name="P2" draw:layer="layout" svg:x1="5.384cm" svg:y1="2.728cm" svg:x2="5.96cm" svg:y2="2.622cm">
            <text:p/>
          </draw:line>
          <draw:line draw:style-name="gr9" draw:text-style-name="P2" draw:layer="layout" svg:x1="5.958cm" svg:y1="2.839cm" svg:x2="5.382cm" svg:y2="2.945cm">
            <text:p/>
          </draw:line>
          <draw:line draw:style-name="gr9" draw:text-style-name="P2" draw:layer="layout" svg:x1="5.956cm" svg:y1="3.056cm" svg:x2="5.38cm" svg:y2="3.162cm">
            <text:p/>
          </draw:line>
          <draw:line draw:style-name="gr9" draw:text-style-name="P2" draw:layer="layout" svg:x1="5.96cm" svg:y1="3.059cm" svg:x2="5.386cm" svg:y2="2.944cm">
            <text:p/>
          </draw:line>
          <draw:line draw:style-name="gr9" draw:text-style-name="P2" draw:layer="layout" svg:x1="5.383cm" svg:y1="3.152cm" svg:x2="5.957cm" svg:y2="3.267cm">
            <text:p/>
          </draw:line>
          <draw:line draw:style-name="gr9" draw:text-style-name="P2" draw:layer="layout" svg:x1="5.382cm" svg:y1="3.369cm" svg:x2="5.956cm" svg:y2="3.484cm">
            <text:p/>
          </draw:line>
          <draw:line draw:style-name="gr9" draw:text-style-name="P2" draw:layer="layout" svg:x1="5.378cm" svg:y1="3.372cm" svg:x2="5.954cm" svg:y2="3.266cm">
            <text:p/>
          </draw:line>
          <draw:line draw:style-name="gr9" draw:text-style-name="P2" draw:layer="layout" svg:x1="5.952cm" svg:y1="3.482cm" svg:x2="5.376cm" svg:y2="3.588cm">
            <text:p/>
          </draw:line>
          <draw:line draw:style-name="gr9" draw:text-style-name="P2" draw:layer="layout" svg:x1="5.95cm" svg:y1="3.7cm" svg:x2="5.607cm" svg:y2="3.76cm">
            <text:p/>
          </draw:line>
          <draw:line draw:style-name="gr9" draw:text-style-name="P2" draw:layer="layout" svg:x1="5.954cm" svg:y1="3.702cm" svg:x2="5.38cm" svg:y2="3.587cm">
            <text:p/>
          </draw:line>
        </draw:g>
        <draw:connector draw:style-name="gr10" draw:text-style-name="P3" draw:layer="layout" svg:x1="5.67cm" svg:y1="2.558cm" svg:x2="3.769cm" svg:y2="3.09cm" draw:start-shape="id4" draw:start-glue-point="0" draw:end-shape="id3" draw:end-glue-point="1" svg:d="M5670 2558v-552h-1098v1084h-803" svg:viewBox="0 0 1902 1085">
          <text:p/>
        </draw:connector>
        <draw:frame draw:style-name="gr12" draw:text-style-name="P5" draw:layer="layout" svg:width="0.997cm" svg:height="1.181cm" svg:x="6.2cm" svg:y="2.611cm">
          <draw:text-box>
            <text:p text:style-name="P4"><text:span text:style-name="T1">R</text:span></text:p>
          </draw:text-box>
        </draw:frame>
        <draw:connector draw:style-name="gr14" draw:text-style-name="P3" draw:layer="layout" svg:x1="5.67cm" svg:y1="3.759cm" svg:x2="5.67cm" svg:y2="4.557cm" draw:start-shape="id4" draw:start-glue-point="2" draw:end-shape="id1" draw:end-glue-point="0" svg:d="M5670 3759v798" svg:viewBox="0 0 1 799">
          <text:p/>
        </draw:connector>
        <draw:frame draw:style-name="gr12" draw:text-style-name="P5" draw:layer="layout" svg:width="0.997cm" svg:height="1.181cm" svg:x="10.677cm" svg:y="3.559cm">
          <draw:text-box>
            <text:p text:style-name="P4"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07T15:41:23.673982581</dc:date>
    <meta:editing-duration>PT9M15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